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5cm" fo:min-width="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0.076cm" fo:min-width="3.325cm"/>
    </style:style>
    <style:style style:name="gr5" style:family="graphic" style:parent-style-name="standard">
      <style:graphic-properties draw:textarea-horizontal-align="justify" draw:textarea-vertical-align="middle" draw:auto-grow-height="false" fo:min-height="9.65cm" fo:min-width="7cm"/>
    </style:style>
    <style:style style:name="gr6" style:family="graphic" style:parent-style-name="standard">
      <style:graphic-properties draw:textarea-horizontal-align="justify" draw:textarea-vertical-align="middle" draw:auto-grow-height="false" fo:min-height="2.047cm" fo:min-width="2.752cm"/>
    </style:style>
    <style:style style:name="gr7" style:family="graphic" style:parent-style-name="standard">
      <style:graphic-properties draw:textarea-horizontal-align="justify" draw:textarea-vertical-align="middle" draw:auto-grow-height="false" fo:min-height="2.046cm" fo:min-width="2.752cm"/>
    </style:style>
    <style:style style:name="gr8" style:family="graphic" style:parent-style-name="standard">
      <style:graphic-properties draw:textarea-horizontal-align="justify" draw:textarea-vertical-align="middle" draw:auto-grow-height="false" fo:min-height="0.674cm" fo:min-width="0.401cm"/>
    </style:style>
    <style:style style:name="gr9" style:family="graphic" style:parent-style-name="standard">
      <style:graphic-properties draw:textarea-horizontal-align="justify" draw:textarea-vertical-align="middle" draw:auto-grow-height="false" fo:min-height="0.586cm" fo:min-width="0.313cm"/>
    </style:style>
    <style:style style:name="gr10" style:family="graphic" style:parent-style-name="standard">
      <style:graphic-properties draw:textarea-horizontal-align="justify" draw:textarea-vertical-align="middle" draw:auto-grow-height="false" fo:min-height="0.524cm" fo:min-width="1cm"/>
    </style:style>
    <style:style style:name="gr11" style:family="graphic" style:parent-style-name="standard">
      <style:graphic-properties draw:textarea-horizontal-align="justify" draw:textarea-vertical-align="middle" draw:auto-grow-height="false" fo:min-height="0.525cm" fo:min-width="1.3cm"/>
    </style:style>
    <style:style style:name="gr12" style:family="graphic" style:parent-style-name="standard">
      <style:graphic-properties draw:textarea-horizontal-align="justify" draw:textarea-vertical-align="middle" draw:auto-grow-height="false" fo:min-height="0.524cm" fo:min-width="1.3cm"/>
    </style:style>
    <style:style style:name="gr13" style:family="graphic" style:parent-style-name="standard">
      <style:graphic-properties svg:stroke-color="#cc3300" draw:fill="none" draw:textarea-horizontal-align="justify" draw:textarea-vertical-align="middle" draw:auto-grow-height="false" fo:min-height="1.014cm" fo:min-width="3.464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stroke="none" draw:fill="none" fo:min-height="3.556cm"/>
    </style:style>
    <style:style style:name="gr16" style:family="graphic" style:parent-style-name="standard">
      <style:graphic-properties svg:stroke-color="#009900" draw:fill="none" draw:textarea-vertical-align="middle" draw:auto-grow-height="false" fo:min-height="3.448cm" fo:min-width="0.114cm"/>
    </style:style>
    <style:style style:name="gr17" style:family="graphic" style:parent-style-name="standard">
      <style:graphic-properties draw:stroke="none" draw:fill="none" fo:min-height="1.05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492cm" fo:min-width="3.601cm"/>
    </style:style>
    <style:style style:name="gr20" style:family="graphic" style:parent-style-name="standard">
      <style:graphic-properties draw:textarea-horizontal-align="justify" draw:textarea-vertical-align="middle" draw:auto-grow-height="false" fo:min-height="0.889cm" fo:min-width="0.2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.266cm" fo:min-width="1.486cm"/>
    </style:style>
    <style:style style:name="gr22" style:family="graphic" style:parent-style-name="standard">
      <style:graphic-properties draw:stroke="none" draw:fill="none" fo:min-height="2.25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05cm" fo:min-width="6cm"/>
    </style:style>
    <style:style style:name="gr24" style:family="graphic" style:parent-style-name="standard">
      <style:graphic-properties draw:textarea-horizontal-align="justify" draw:textarea-vertical-align="bottom" draw:auto-grow-height="false" fo:min-height="2.55cm" fo:min-width="2.7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26" style:family="graphic" style:parent-style-name="standard">
      <style:graphic-properties draw:textarea-horizontal-align="justify" draw:textarea-vertical-align="top" draw:auto-grow-height="false" fo:min-height="2.55cm" fo:min-width="2.7cm"/>
    </style:style>
    <style:style style:name="gr27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28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30" style:family="graphic" style:parent-style-name="standard">
      <style:graphic-properties draw:stroke="none" draw:fill="none" fo:min-height="1.289cm"/>
    </style:style>
    <style:style style:name="gr31" style:family="graphic" style:parent-style-name="standard">
      <style:graphic-properties draw:stroke="none" draw:fill="none" fo:min-height="0.949cm"/>
    </style:style>
    <style:style style:name="gr32" style:family="graphic" style:parent-style-name="standard">
      <style:graphic-properties draw:stroke="none" svg:stroke-color="#000000" draw:fill="none" draw:fill-color="#ffffff" fo:min-height="1.45cm"/>
    </style:style>
    <style:style style:name="gr33" style:family="graphic" style:parent-style-name="standard">
      <style:graphic-properties draw:fill="none" draw:textarea-vertical-align="middle" draw:auto-grow-height="false" fo:min-height="0.981cm" fo:min-width="0cm"/>
    </style:style>
    <style:style style:name="gr34" style:family="graphic" style:parent-style-name="standard">
      <style:graphic-properties draw:fill="none" draw:textarea-vertical-align="middle" draw:auto-grow-height="false" fo:min-height="0.404cm" fo:min-width="0cm"/>
    </style:style>
    <style:style style:name="gr35" style:family="graphic" style:parent-style-name="standard">
      <style:graphic-properties draw:stroke="none" svg:stroke-color="#000000" draw:fill="none" draw:fill-color="#ffffff" fo:min-height="0.949cm"/>
    </style:style>
    <style:style style:name="gr36" style:family="graphic" style:parent-style-name="standard">
      <style:graphic-properties draw:fill="none" draw:textarea-vertical-align="middle" draw:auto-grow-height="false" fo:min-height="0.982cm" fo:min-width="0cm"/>
    </style:style>
    <style:style style:name="gr37" style:family="graphic" style:parent-style-name="standard">
      <style:graphic-properties draw:stroke="none" draw:fill="none" fo:min-height="3.29cm"/>
    </style:style>
    <style:style style:name="gr38" style:family="graphic" style:parent-style-name="standard">
      <style:graphic-properties draw:fill="none" draw:textarea-vertical-align="middle" draw:auto-grow-height="false" fo:min-height="1.012cm" fo:min-width="0cm"/>
    </style:style>
    <style:style style:name="gr39" style:family="graphic" style:parent-style-name="standard">
      <style:graphic-properties draw:stroke="none" draw:fill="none" fo:min-height="2.468cm"/>
    </style:style>
    <style:style style:name="gr40" style:family="graphic" style:parent-style-name="standard">
      <style:graphic-properties draw:fill="none" draw:textarea-vertical-align="middle" draw:auto-grow-height="false" fo:min-height="0.422cm" fo:min-width="0cm"/>
    </style:style>
    <style:style style:name="gr41" style:family="graphic" style:parent-style-name="standard">
      <style:graphic-properties draw:fill="none" draw:textarea-vertical-align="middle" draw:auto-grow-height="false" fo:min-height="1.013cm" fo:min-width="0cm"/>
    </style:style>
    <style:style style:name="gr42" style:family="graphic" style:parent-style-name="standard">
      <style:graphic-properties draw:fill="none" draw:textarea-vertical-align="middle" draw:auto-grow-height="false" fo:min-height="5.344cm" fo:min-width="0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0.382cm" fo:min-width="11.232cm"/>
    </style:style>
    <style:style style:name="gr44" style:family="graphic" style:parent-style-name="standard">
      <style:graphic-properties draw:stroke="none" draw:fill="none" fo:min-height="4.933cm"/>
    </style:style>
    <style:style style:name="gr45" style:family="graphic" style:parent-style-name="standard">
      <style:graphic-properties draw:fill="none" draw:textarea-vertical-align="middle" draw:auto-grow-height="false" fo:min-height="0.318cm" fo:min-width="0cm"/>
    </style:style>
    <style:style style:name="gr46" style:family="graphic" style:parent-style-name="standard">
      <style:graphic-properties draw:fill="none" draw:textarea-vertical-align="middle" draw:auto-grow-height="false" fo:min-height="0.815cm" fo:min-width="0cm"/>
    </style:style>
    <style:style style:name="gr47" style:family="graphic" style:parent-style-name="standard">
      <style:graphic-properties draw:fill="none" draw:textarea-vertical-align="middle" draw:auto-grow-height="false" fo:min-height="0.698cm" fo:min-width="0cm"/>
    </style:style>
    <style:style style:name="gr48" style:family="graphic" style:parent-style-name="standard">
      <style:graphic-properties svg:stroke-color="#00cc33" draw:fill="none" draw:textarea-horizontal-align="justify" draw:textarea-vertical-align="middle" draw:auto-grow-height="false" fo:min-height="1.194cm" fo:min-width="5.144cm"/>
    </style:style>
    <style:style style:name="gr49" style:family="graphic" style:parent-style-name="standard">
      <style:graphic-properties svg:stroke-color="#ff3333" draw:fill="none" draw:textarea-horizontal-align="justify" draw:textarea-vertical-align="middle" draw:auto-grow-height="false" fo:min-height="0.923cm" fo:min-width="5.075cm"/>
    </style:style>
    <style:style style:name="gr50" style:family="graphic" style:parent-style-name="standard">
      <style:graphic-properties draw:textarea-horizontal-align="justify" draw:textarea-vertical-align="middle" draw:auto-grow-height="false" fo:min-height="1.75cm" fo:min-width="2.7cm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11.276cm" fo:min-width="3.325cm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11.274cm" fo:min-width="3.325cm"/>
    </style:style>
    <style:style style:name="gr53" style:family="graphic" style:parent-style-name="objectwithoutfill">
      <style:graphic-properties svg:stroke-color="#0066ff" draw:fill="none" draw:textarea-vertical-align="middle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11.174cm" fo:min-width="3.325cm"/>
    </style:style>
    <style:style style:name="gr55" style:family="graphic" style:parent-style-name="standard">
      <style:graphic-properties draw:stroke="none" svg:stroke-color="#000000" draw:fill="none" draw:fill-color="#ffffff" fo:min-height="2.776cm"/>
    </style:style>
    <style:style style:name="gr56" style:family="graphic" style:parent-style-name="standard">
      <style:graphic-properties draw:stroke="none" svg:stroke-color="#000000" draw:fill="none" draw:fill-color="#ffffff" fo:min-height="0.75cm"/>
    </style:style>
    <style:style style:name="gr57" style:family="graphic" style:parent-style-name="standard">
      <style:graphic-properties draw:stroke="none" svg:stroke-color="#000000" draw:fill="none" draw:fill-color="#ffffff" fo:min-height="1.649cm"/>
    </style:style>
    <style:style style:name="gr58" style:family="graphic" style:parent-style-name="standard">
      <style:graphic-properties draw:textarea-horizontal-align="justify" draw:textarea-vertical-align="middle" draw:auto-grow-height="false" fo:min-height="0.75cm" fo:min-width="5.6cm"/>
    </style:style>
    <style:style style:name="gr59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60" style:family="graphic" style:parent-style-name="standard">
      <style:graphic-properties draw:fill="none" draw:textarea-horizontal-align="justify" draw:textarea-vertical-align="middle" draw:auto-grow-height="false" fo:min-height="0.538cm" fo:min-width="2.35cm"/>
    </style:style>
    <style:style style:name="co1" style:family="table-column">
      <style:table-column-properties style:column-width="4.981cm" style:use-optimal-column-width="false"/>
    </style:style>
    <style:style style:name="co2" style:family="table-column">
      <style:table-column-properties style:column-width="4.982cm" style:use-optimal-column-width="false"/>
    </style:style>
    <style:style style:name="co3" style:family="table-column">
      <style:table-column-properties style:column-width="1.334cm" style:use-optimal-column-width="false"/>
    </style:style>
    <style:style style:name="ro1" style:family="table-row">
      <style:table-row-properties style:row-height="-0.091cm"/>
    </style:style>
    <style:style style:name="ro2" style:family="table-row">
      <style:table-row-properties style:row-height="0.735cm"/>
    </style:style>
    <style:style style:name="ro3" style:family="table-row">
      <style:table-row-properties style:row-height="0cm"/>
    </style:style>
    <style:style style:name="ro4" style:family="table-row">
      <style:table-row-properties style:row-height="0.669cm"/>
    </style:style>
    <style:style style:name="ce1" style:family="table-cell">
      <style:text-properties fo:color="#ff3333" fo:font-size="12pt" fo:background-color="transparent" style:font-size-asian="12pt" style:font-size-complex="12pt"/>
    </style:style>
    <style:style style:name="ce2" style:family="table-cell">
      <style:text-properties fo:color="#ff3333" fo:font-size="12pt" fo:font-weight="normal" fo:background-color="transparent" style:font-size-asian="12pt" style:font-weight-asian="normal" style:font-size-complex="12pt" style:font-weight-complex="normal"/>
    </style:style>
    <style:style style:name="ce3" style:family="table-cell">
      <style:text-properties fo:font-size="12pt" style:font-size-asian="12pt" style:font-size-complex="12pt"/>
    </style:style>
    <style:style style:name="ce4" style:family="table-cell">
      <style:text-properties fo:color="#00cc00" fo:font-size="12pt" style:font-size-asian="12pt" style:font-size-complex="12pt"/>
    </style:style>
    <style:style style:name="ce5" style:family="table-cell"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color="#006600"/>
    </style:style>
    <style:style style:name="P6" style:family="paragraph">
      <style:paragraph-properties fo:text-align="center"/>
      <style:text-properties fo:color="#006600" fo:font-size="12pt"/>
    </style:style>
    <style:style style:name="P7" style:family="paragraph">
      <style:paragraph-properties fo:text-align="center"/>
      <style:text-properties fo:color="#336633" fo:font-size="12pt"/>
    </style:style>
    <style:style style:name="P8" style:family="paragraph">
      <loext:graphic-properties draw:fill="none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style:text-autospace="none"/>
    </style:style>
    <style:style style:name="P11" style:family="paragraph">
      <loext:graphic-properties draw:fill="none"/>
      <style:paragraph-properties style:text-autospace="none"/>
      <style:text-properties style:font-name="Monospace1" fo:font-size="13pt" style:font-name-asian="Monospace1" style:font-size-asian="13pt" style:font-name-complex="Monospace1" style:font-size-complex="13pt"/>
    </style:style>
    <style:style style:name="P12" style:family="paragraph">
      <style:paragraph-properties fo:margin-top="0.42cm" fo:margin-bottom="0.35cm" fo:text-align="start"/>
    </style:style>
    <style:style style:name="P1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4pt" fo:font-style="italic"/>
    </style:style>
    <style:style style:name="P17" style:family="paragraph">
      <style:text-properties fo:background-color="transparent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20" style:family="paragraph">
      <loext:graphic-properties draw:fill="none"/>
      <style:paragraph-properties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21" style:family="paragraph">
      <style:text-properties fo:font-size="11pt" style:font-size-asian="11pt" style:font-size-complex="11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color="#006600"/>
    </style:style>
    <style:style style:name="T3" style:family="text">
      <style:text-properties fo:color="#006600" fo:font-size="12pt"/>
    </style:style>
    <style:style style:name="T4" style:family="text">
      <style:text-properties fo:color="#336633" fo:font-size="12pt"/>
    </style:style>
    <style:style style:name="T5" style:family="text">
      <style:text-properties fo:font-weight="bold"/>
    </style:style>
    <style:style style:name="T6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7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fo:font-style="italic"/>
    </style:style>
    <style:style style:name="T11" style:family="text">
      <style:text-properties fo:color="#ff3333" fo:font-size="12pt" fo:background-color="transparent" style:font-size-asian="12pt" style:font-size-complex="12pt"/>
    </style:style>
    <style:style style:name="T12" style:family="text">
      <style:text-properties fo:font-size="12pt" fo:background-color="transparent" style:font-size-asian="12pt" style:font-size-complex="12pt"/>
    </style:style>
    <style:style style:name="T13" style:family="text">
      <style:text-properties fo:color="#7f0055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4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5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6" style:family="text">
      <style:text-properties fo:color="#ff3333" fo:font-size="12pt" fo:font-weight="normal" fo:background-color="transparent" style:font-size-asian="12pt" style:font-weight-asian="normal" style:font-size-complex="12pt" style:font-weight-complex="normal"/>
    </style:style>
    <style:style style:name="T17" style:family="text">
      <style:text-properties fo:color="#ff3333" style:font-name="Monospace1" fo:font-size="10pt" style:font-name-asian="Monospace1" style:font-size-asian="10pt" style:font-name-complex="Monospace1" style:font-size-complex="10pt"/>
    </style:style>
    <style:style style:name="T18" style:family="text">
      <style:text-properties fo:color="#00cc00" fo:font-size="12pt" style:font-size-asian="12pt" style:font-size-complex="12pt"/>
    </style:style>
    <style:style style:name="T19" style:family="text">
      <style:text-properties fo:color="#00cc00" fo:font-size="12pt" fo:background-color="transparent" style:font-size-asian="12pt" style:font-size-complex="12pt"/>
    </style:style>
    <style:style style:name="T20" style:family="text">
      <style:text-properties fo:color="#00cc00" style:font-name="Monospace1" fo:font-size="10pt" style:font-name-asian="Monospace1" style:font-size-asian="10pt" style:font-name-complex="Monospace1" style:font-size-complex="10pt"/>
    </style:style>
    <style:style style:name="T21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0.775cm" svg:x="15.7cm" svg:y="7.201cm">
          <text:p text:style-name="P1"><text:span text:style-name="T1">0xFFF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775cm" svg:x="15.7cm" svg:y="11.075cm">
          <text:p text:style-name="P1"><text:span text:style-name="T1">0x00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775cm" svg:x="15.7cm" svg:y="11.85cm">
          <text:p text:style-name="P1"><text:span text:style-name="T1">0x00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775cm" svg:x="15.7cm" svg:y="12.625cm">
          <text:p text:style-name="P1"><text:span text:style-name="T1">0x000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3cm" svg:y1="13.3cm" svg:x2="15.3cm" svg:y2="13.3cm">
          <text:p/>
        </draw:line>
        <draw:line draw:style-name="gr2" draw:text-style-name="P3" draw:layer="layout" svg:x1="13.3cm" svg:y1="4cm" svg:x2="15.3cm" svg:y2="4cm">
          <text:p/>
        </draw:line>
        <draw:frame draw:style-name="gr3" draw:text-style-name="P4" draw:layer="layout" svg:width="4.3cm" svg:height="3.095cm" svg:x="11.1cm" svg:y="3cm">
          <draw:text-box>
            <text:p>High address</text:p>
          </draw:text-box>
        </draw:frame>
        <draw:frame draw:style-name="gr3" draw:text-style-name="P4" draw:layer="layout" svg:width="4.6cm" svg:height="3.095cm" svg:x="11.1cm" svg:y="13.401cm">
          <draw:text-box>
            <text:p>Low address</text:p>
          </draw:text-box>
        </draw:frame>
        <draw:custom-shape draw:style-name="gr4" draw:text-style-name="P3" draw:layer="layout" svg:width="5.1cm" svg:height="11.6cm" svg:x="15.4cm" svg:y="2.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7.5cm" svg:height="9.9cm" svg:x="1.2cm" svg:y="3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.545cm" svg:x="1.5cm" svg:y="4.47cm">
          <text:p text:style-name="P1">A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5cm" svg:height="2.544cm" svg:x="1.601cm" svg:y="10.779cm">
          <text:p text:style-name="P1">C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901cm" svg:height="0.924cm" svg:x="7.4cm" svg:y="4.676cm">
          <text:p text:style-name="P1"><text:span text:style-name="T2">01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901cm" svg:height="0.924cm" svg:x="7.4cm" svg:y="5.977cm">
          <text:p text:style-name="P1"><text:span text:style-name="T2">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0.775cm" svg:x="15.7cm" svg:y="10.3cm">
          <text:p text:style-name="P1"><text:span text:style-name="T1">0x0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775cm" svg:x="15.7cm" svg:y="9.525cm">
          <text:p text:style-name="P1"><text:span text:style-name="T1">0x0004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0.774cm" svg:x="15.7cm" svg:y="8.751cm">
          <text:p text:style-name="P1"><text:span text:style-name="T1">0x00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775cm" svg:x="15.7cm" svg:y="7.976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cm" svg:height="0.775cm" svg:x="17.2cm" svg:y="7.2cm">
          <text:p text:style-name="P1"><text:span text:style-name="T1">E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0.774cm" svg:x="17.2cm" svg:y="11.075cm">
          <text:p text:style-name="P1"><text:span text:style-name="T1">00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cm" svg:height="0.775cm" svg:x="17.2cm" svg:y="11.849cm">
          <text:p text:style-name="P1"><text:span text:style-name="T1">B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cm" svg:height="0.775cm" svg:x="17.2cm" svg:y="12.624cm">
          <text:p text:style-name="P1"><text:span text:style-name="T1">A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cm" svg:height="0.775cm" svg:x="17.2cm" svg:y="10.3cm">
          <text:p text:style-name="P1"><text:span text:style-name="T1">A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cm" svg:height="0.775cm" svg:x="17.2cm" svg:y="9.52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cm" svg:height="0.775cm" svg:x="17.2cm" svg:y="8.7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cm" svg:height="0.775cm" svg:x="17.2cm" svg:y="7.97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775cm" svg:x="15.7cm" svg:y="4.1cm">
          <text:p text:style-name="P1"><text:span text:style-name="T1">0xFFF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775cm" svg:x="15.7cm" svg:y="6.424cm">
          <text:p text:style-name="P1"><text:span text:style-name="T1">0xFFF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0.774cm" svg:x="15.7cm" svg:y="5.65cm">
          <text:p text:style-name="P1"><text:span text:style-name="T1">0xFFF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775cm" svg:x="15.7cm" svg:y="4.875cm">
          <text:p text:style-name="P1"><text:span text:style-name="T1">0xFFF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8cm" svg:height="0.775cm" svg:x="17.2cm" svg:y="4.099cm">
          <text:p text:style-name="P1"><text:span text:style-name="T3">0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cm" svg:height="0.775cm" svg:x="17.2cm" svg:y="6.42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cm" svg:height="0.775cm" svg:x="17.2cm" svg:y="5.649cm">
          <text:p text:style-name="P1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8cm" svg:height="0.775cm" svg:x="17.2cm" svg:y="4.874cm">
          <text:p text:style-name="P1"><text:span text:style-name="T4">42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1cm" svg:height="1.4cm" svg:x="15.3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1cm" svg:height="1.4cm" svg:x="15.301cm" svg:y="10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1cm" svg:height="1.4cm" svg:x="15.302cm" svg:y="8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4cm" svg:y1="12.6cm" svg:x2="15cm" svg:y2="12.6cm">
          <text:p/>
        </draw:line>
        <draw:line draw:style-name="gr2" draw:text-style-name="P3" draw:layer="layout" svg:x1="5.4cm" svg:y1="11.6cm" svg:x2="15cm" svg:y2="11.6cm">
          <text:p/>
        </draw:line>
        <draw:frame draw:style-name="gr14" draw:text-style-name="P4" draw:layer="layout" svg:width="1.8cm" svg:height="0.962cm" svg:x="13.4cm" svg:y="9.7cm">
          <draw:text-box>
            <text:p>...</text:p>
          </draw:text-box>
        </draw:frame>
        <draw:line draw:style-name="gr2" draw:text-style-name="P3" draw:layer="layout" svg:x1="13.3cm" svg:y1="12cm" svg:x2="13.3cm" svg:y2="10.3cm">
          <text:p/>
        </draw:line>
        <draw:frame draw:style-name="gr15" draw:text-style-name="P8" draw:layer="layout" svg:width="7.2cm" svg:height="3.806cm" svg:x="21.5cm" svg:y="9.9cm">
          <draw:text-box>
            <text:p>Program:</text:p>
            <text:p><text:s text:c="2"/>LDS R1, 0xFFFF</text:p>
            <text:p><text:s text:c="2"/>LDS R2, 0xFFFE</text:p>
            <text:p><text:s text:c="2"/>ADD R1, R2</text:p>
            <text:p><text:s text:c="2"/>STS 0xFFFD, R1</text:p>
          </draw:text-box>
        </draw:frame>
        <draw:custom-shape draw:style-name="gr16" draw:text-style-name="P3" draw:layer="layout" svg:width="1.7cm" svg:height="3.9cm" svg:x="19.8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3" draw:layer="layout" svg:width="1.7cm" svg:height="3.9cm" svg:x="19.801cm" svg:y="4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8" draw:layer="layout" svg:width="4.1cm" svg:height="1.3cm" svg:x="21.6cm" svg:y="5.9cm">
          <draw:text-box>
            <text:p>Data (stack)</text:p>
          </draw:text-box>
        </draw:frame>
        <draw:frame draw:style-name="gr17" draw:text-style-name="P8" draw:layer="layout" svg:width="4.1cm" svg:height="1.3cm" svg:x="3.5cm" svg:y="2.1cm">
          <draw:text-box>
            <text:p>Registers</text:p>
          </draw:text-box>
        </draw:frame>
        <draw:custom-shape draw:style-name="gr9" draw:text-style-name="P9" draw:layer="layout" svg:width="0.901cm" svg:height="0.924cm" svg:x="6.5cm" svg:y="4.677cm">
          <text:p text:style-name="P1"><text:span text:style-name="T5">R1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901cm" svg:height="0.924cm" svg:x="6.5cm" svg:y="5.978cm">
          <text:p text:style-name="P1"><text:span text:style-name="T5">R2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6.6cm" svg:y1="5.1cm" svg:x2="5cm" svg:y2="5.1cm">
          <text:p/>
        </draw:line>
        <draw:line draw:style-name="gr18" draw:text-style-name="P3" draw:layer="layout" svg:x1="6.6cm" svg:y1="6.4cm" svg:x2="5cm" svg:y2="6.4cm">
          <text:p/>
        </draw:line>
        <draw:line draw:style-name="gr18" draw:text-style-name="P3" draw:layer="layout" svg:x1="11.9cm" svg:y1="6.8cm" svg:x2="4.9cm" svg:y2="10.8cm">
          <text:p/>
        </draw:line>
        <draw:line draw:style-name="gr18" draw:text-style-name="P3" draw:layer="layout" svg:x1="3.4cm" svg:y1="7cm" svg:x2="3.4cm" svg:y2="10.8cm">
          <text:p/>
        </draw:line>
        <draw:custom-shape draw:style-name="gr19" draw:text-style-name="P1" draw:layer="layout" svg:width="4.1cm" svg:height="3.3cm" svg:x="15.6cm" svg:y="15.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" draw:layer="layout" svg:width="1.4cm" svg:height="1.3cm" svg:x="16.8cm" svg:y="14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3" draw:layer="layout" svg:width="2.2cm" svg:height="2.73cm" svg:x="6.3cm" svg:y="4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1" draw:layer="layout" svg:width="5.6cm" svg:height="2.5cm" svg:x="22.6cm" svg:y="16.1cm">
          <draw:text-box>
            <text:p text:style-name="P10"><text:span text:style-name="T6">int</text:span><text:span text:style-name="T7"> a,b,c;</text:span></text:p>
            <text:p text:style-name="P10"><text:span text:style-name="T7">a = 0x01;</text:span></text:p>
            <text:p text:style-name="P10"><text:span text:style-name="T7">b = 0x42;</text:span></text:p>
            <text:p text:style-name="P10"><text:span text:style-name="T7">c = a + b;</text:span></text:p>
          </draw:text-box>
        </draw:frame>
        <draw:custom-shape draw:style-name="gr20" draw:text-style-name="P1" draw:layer="layout" svg:width="1.4cm" svg:height="1.3cm" svg:x="23.501cm" svg:y="14.2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3" draw:layer="layout" svg:width="6.5cm" svg:height="1.3cm" svg:x="8.8cm" svg:y="5.5cm">
          <text:p text:style-name="P1">DATA-BU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4" draw:text-style-name="P1" draw:layer="layout" svg:width="3.2cm" svg:height="2.8cm" svg:x="9.2cm" svg:y="10.1cm">
          <text:p text:style-name="P1">HEAP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2cm" svg:height="1cm" svg:x="9.2cm" svg:y="6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.2cm" svg:height="2.8cm" svg:x="9.2cm" svg:y="7.4cm">
          <text:p text:style-name="P1">STACK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2cm" svg:height="1cm" svg:x="9.2cm" svg:y="12.9cm">
          <text:p text:style-name="P1">bss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2cm" svg:height="1cm" svg:x="9.2cm" svg:y="13.9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2cm" svg:height="1cm" svg:x="9.2cm" svg:y="14.9cm">
          <text:p text:style-name="P1">tex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2cm" svg:x="7.5cm" svg:y="7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" draw:layer="layout" svg:width="1cm" svg:height="2cm" svg:x="7.501cm" svg:y="10.6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" draw:text-style-name="P3" draw:layer="layout" svg:x1="6.8cm" svg:y1="15.8cm" svg:x2="8.8cm" svg:y2="15.8cm">
          <text:p/>
        </draw:line>
        <draw:line draw:style-name="gr2" draw:text-style-name="P3" draw:layer="layout" svg:x1="6.8cm" svg:y1="6.5cm" svg:x2="8.8cm" svg:y2="6.5cm">
          <text:p/>
        </draw:line>
        <draw:frame draw:style-name="gr3" draw:text-style-name="P4" draw:layer="layout" svg:width="4.3cm" svg:height="3.095cm" svg:x="4.6cm" svg:y="5.5cm">
          <draw:text-box>
            <text:p>High address</text:p>
          </draw:text-box>
        </draw:frame>
        <draw:frame draw:style-name="gr3" draw:text-style-name="P4" draw:layer="layout" svg:width="4.6cm" svg:height="3.095cm" svg:x="4.6cm" svg:y="15.901cm">
          <draw:text-box>
            <text:p>Low address</text:p>
          </draw:text-box>
        </draw:frame>
        <draw:frame draw:style-name="gr30" draw:text-style-name="P13" draw:layer="layout" svg:width="8.5cm" svg:height="1.539cm" svg:x="12.6cm" svg:y="15.2cm">
          <draw:text-box>
            <text:p text:style-name="P12"><text:span text:style-name="T8">Contains executable instructions.</text:span></text:p>
            <text:p text:style-name="P12"><text:span text:style-name="T9"/></text:p>
          </draw:text-box>
        </draw:frame>
        <draw:frame draw:style-name="gr31" draw:text-style-name="P15" draw:layer="layout" svg:width="10.139cm" svg:height="1.199cm" svg:x="12.661cm" svg:y="14.261cm">
          <draw:text-box>
            <text:p text:style-name="P14"><text:span text:style-name="T8">Initialized global variables and static variables</text:span></text:p>
          </draw:text-box>
        </draw:frame>
        <draw:frame draw:style-name="gr31" draw:text-style-name="P15" draw:layer="layout" svg:width="10.139cm" svg:height="1.199cm" svg:x="12.662cm" svg:y="13.162cm">
          <draw:text-box>
            <text:p text:style-name="P14"><text:span text:style-name="T8">Uninitialized global variables and static variables</text:span></text:p>
          </draw:text-box>
        </draw:frame>
        <draw:frame draw:style-name="gr31" draw:text-style-name="P15" draw:layer="layout" svg:width="10.139cm" svg:height="1.199cm" svg:x="12.663cm" svg:y="11.963cm">
          <draw:text-box>
            <text:p text:style-name="P14"><text:span text:style-name="T8">Dynamic memory (malloc, free, ...)</text:span></text:p>
          </draw:text-box>
        </draw:frame>
        <draw:frame draw:style-name="gr31" draw:text-style-name="P15" draw:layer="layout" svg:width="10.139cm" svg:height="1.199cm" svg:x="12.664cm" svg:y="7.464cm">
          <draw:text-box>
            <text:p text:style-name="P14"><text:span text:style-name="T8">Local variables</text:span></text:p>
          </draw:text-box>
        </draw:frame>
        <draw:custom-shape draw:style-name="gr4" draw:text-style-name="P3" draw:layer="layout" svg:width="5.1cm" svg:height="11.6cm" svg:x="8.9cm" svg:y="4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1" draw:text-style-name="P15" draw:layer="layout" svg:width="9.02cm" svg:height="1.199cm" svg:x="12.68cm" svg:y="6.561cm">
          <draw:text-box>
            <text:p text:style-name="P14"><text:span text:style-name="T8">Environment variables and programm args</text:span></text:p>
          </draw:text-box>
        </draw:frame>
        <draw:frame draw:style-name="gr32" draw:text-style-name="P16" draw:layer="layout" svg:width="4.1cm" svg:height="1.7cm" svg:x="9.7cm" svg:y="4.8cm">
          <draw:text-box>
            <text:p><text:span text:style-name="T10"><text:s text:c="3"/></text:span><text:span text:style-name="T10">VIRTUAL MEMORY</text:span></text:p>
          </draw:text-box>
        </draw:frame>
      </draw:page>
      <draw:page draw:name="page3" draw:style-name="dp1" draw:master-page-name="Default">
        <draw:frame draw:style-name="standard" draw:layer="layout" svg:width="11.296cm" svg:height="12.494cm" svg:x="6.511cm" svg:y="3.2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11">unsigned short c</text:span></text:p>
              </table:table-cell>
              <table:table-cell table:style-name="ce2">
                <text:p text:style-name="P17"><text:span text:style-name="T12">0xF (1111)</text:span></text:p>
              </table:table-cell>
              <table:table-cell>
                <text:p text:style-name="P17"><text:span text:style-name="T11">FF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c</text:span></text:p>
              </table:table-cell>
              <table:table-cell table:style-name="ce2">
                <text:p text:style-name="P17"><text:span text:style-name="T12">0xE (1110)</text:span></text:p>
              </table:table-cell>
              <table:table-cell>
                <text:p text:style-name="P17"><text:span text:style-name="T11">EE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char b</text:span></text:p>
              </table:table-cell>
              <table:table-cell table:style-name="ce2">
                <text:p text:style-name="P17"><text:span text:style-name="T12">0xD (1101)</text:span></text:p>
              </table:table-cell>
              <table:table-cell>
                <text:p text:style-name="P17"><text:span text:style-name="T11">CD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a</text:span></text:p>
              </table:table-cell>
              <table:table-cell table:style-name="ce2">
                <text:p text:style-name="P17"><text:span text:style-name="T12">0xC (1100)</text:span></text:p>
              </table:table-cell>
              <table:table-cell>
                <text:p text:style-name="P17"><text:span text:style-name="T11">BB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a</text:span></text:p>
              </table:table-cell>
              <table:table-cell table:style-name="ce2">
                <text:p text:style-name="P17"><text:span text:style-name="T12">0xB (1011)</text:span></text:p>
              </table:table-cell>
              <table:table-cell>
                <text:p text:style-name="P17"><text:span text:style-name="T11">AA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2">...</text:span></text:p>
              </table:table-cell>
              <table:table-cell table:style-name="ce2">
                <text:p text:style-name="P17"><text:span text:style-name="T12">0xA (1010)</text:span></text:p>
              </table:table-cell>
              <table:table-cell>
                <text:p text:style-name="P17"><text:span text:style-name="T12">...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2">...</text:span></text:p>
              </table:table-cell>
              <table:table-cell table:style-name="ce2">
                <text:p text:style-name="P17"><text:span text:style-name="T12">0x9 (1001)</text:span></text:p>
              </table:table-cell>
              <table:table-cell>
                <text:p text:style-name="P17"><text:span text:style-name="T12">...</text:span></text:p>
              </table:table-cell>
            </table:table-row>
            <table:table-row table:style-name="ro2" table:default-cell-style-name="ce3">
              <table:table-cell>
                <text:p><text:span text:style-name="T8">...</text:span></text:p>
              </table:table-cell>
              <table:table-cell>
                <text:p><text:span text:style-name="T8">0x8 (1000)</text:span></text:p>
              </table:table-cell>
              <table:table-cell>
                <text:p><text:span text:style-name="T8">...</text:span></text:p>
              </table:table-cell>
            </table:table-row>
            <table:table-row table:style-name="ro2" table:default-cell-style-name="ce3">
              <table:table-cell/>
              <table:table-cell>
                <text:p><text:span text:style-name="T8">0x7 (0111)</text:span></text:p>
              </table:table-cell>
              <table:table-cell/>
            </table:table-row>
            <table:table-row table:style-name="ro2" table:default-cell-style-name="ce3">
              <table:table-cell/>
              <table:table-cell>
                <text:p><text:span text:style-name="T8">0x6 (0110)</text:span></text:p>
              </table:table-cell>
              <table:table-cell/>
            </table:table-row>
            <table:table-row table:style-name="ro2" table:default-cell-style-name="ce4">
              <table:table-cell/>
              <table:table-cell>
                <text:p><text:span text:style-name="T8">0x5 (0101)</text:span></text:p>
              </table:table-cell>
              <table:table-cell/>
            </table:table-row>
            <table:table-row table:style-name="ro2" table:default-cell-style-name="ce4">
              <table:table-cell/>
              <table:table-cell>
                <text:p><text:span text:style-name="T8">0x4 (0100)</text:span></text:p>
              </table:table-cell>
              <table:table-cell/>
            </table:table-row>
            <table:table-row table:style-name="ro2" table:default-cell-style-name="ce4">
              <table:table-cell/>
              <table:table-cell>
                <text:p><text:span text:style-name="T8">0x3 (0011)</text:span></text:p>
              </table:table-cell>
              <table:table-cell/>
            </table:table-row>
            <table:table-row table:style-name="ro2" table:default-cell-style-name="ce4">
              <table:table-cell/>
              <table:table-cell>
                <text:p><text:span text:style-name="T8">0x2 (0010)</text:span></text:p>
              </table:table-cell>
              <table:table-cell/>
            </table:table-row>
            <table:table-row table:style-name="ro2" table:default-cell-style-name="ce4">
              <table:table-cell/>
              <table:table-cell>
                <text:p><text:span text:style-name="T8">0x1 (0001)</text:span></text:p>
              </table:table-cell>
              <table:table-cell/>
            </table:table-row>
            <table:table-row table:style-name="ro2" table:default-cell-style-name="ce4">
              <table:table-cell/>
              <table:table-cell>
                <text:p><text:span text:style-name="T8">0x0 (0000)</text:span></text:p>
              </table:table-cell>
              <table:table-cell/>
            </table:table-row>
            <table:table-row table:style-name="ro2" table:default-cell-style-name="ce3">
              <table:table-cell>
                <text:p><text:span text:style-name="T8">...</text:span></text:p>
              </table:table-cell>
              <table:table-cell>
                <text:p><text:span text:style-name="T8">...</text:span></text:p>
              </table:table-cell>
              <table:table-cell>
                <text:p><text:span text:style-name="T8">..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3" draw:text-style-name="P3" draw:layer="layout" svg:width="0.6cm" svg:height="1.297cm" svg:x="5.601cm" svg:y="3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4" draw:text-style-name="P3" draw:layer="layout" svg:width="0.6cm" svg:height="0.69cm" svg:x="5.601cm" svg:y="6.1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18" draw:layer="layout" svg:width="1.9cm" svg:height="1.199cm" svg:x="3.8cm" svg:y="3.528cm">
          <draw:text-box>
            <text:p><text:span text:style-name="T1">short</text:span><text:span text:style-name="T1"><text:line-break/></text:span><text:span text:style-name="T1">2 bytes</text:span></text:p>
          </draw:text-box>
        </draw:frame>
        <draw:frame draw:style-name="gr35" draw:text-style-name="P18" draw:layer="layout" svg:width="1.9cm" svg:height="1.199cm" svg:x="3.8cm" svg:y="6.067cm">
          <draw:text-box>
            <text:p><text:span text:style-name="T1">char</text:span></text:p>
            <text:p><text:span text:style-name="T1">1 byte</text:span></text:p>
          </draw:text-box>
        </draw:frame>
        <draw:custom-shape draw:style-name="gr36" draw:text-style-name="P3" draw:layer="layout" svg:width="0.6cm" svg:height="1.298cm" svg:x="5.603cm" svg:y="4.7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18" draw:layer="layout" svg:width="1.9cm" svg:height="1.199cm" svg:x="3.802cm" svg:y="4.997cm">
          <draw:text-box>
            <text:p><text:span text:style-name="T1">short</text:span><text:span text:style-name="T1"><text:line-break/></text:span><text:span text:style-name="T1">2 bytes</text:span></text:p>
          </draw:text-box>
        </draw:frame>
        <draw:frame draw:style-name="gr37" draw:text-style-name="P19" draw:layer="layout" svg:width="6.905cm" svg:height="3.54cm" svg:x="18.095cm" svg:y="3.36cm">
          <draw:text-box>
            <text:p text:style-name="P10"><text:span text:style-name="T13">int</text:span><text:span text:style-name="T14"> </text:span><text:span text:style-name="T15">main</text:span><text:span text:style-name="T14">() {</text:span></text:p>
            <text:p text:style-name="P10"><text:span text:style-name="T13"><text:s text:c="2"/></text:span><text:span text:style-name="T13">unsigned</text:span><text:span text:style-name="T14"> </text:span><text:span text:style-name="T13">short</text:span><text:span text:style-name="T14"> a = 0xCCAA;</text:span></text:p>
            <text:p text:style-name="P10"><text:span text:style-name="T13"><text:s text:c="2"/></text:span><text:span text:style-name="T13">unsigned</text:span><text:span text:style-name="T14"> </text:span><text:span text:style-name="T13">char</text:span><text:span text:style-name="T14"> b = 0xAB;</text:span></text:p>
            <text:p text:style-name="P10"><text:span text:style-name="T13"><text:s text:c="2"/></text:span><text:span text:style-name="T13">unsigned</text:span><text:span text:style-name="T14"> </text:span><text:span text:style-name="T13">short</text:span><text:span text:style-name="T14"> c = 0xBB00;</text:span></text:p>
          </draw:text-box>
        </draw:frame>
      </draw:page>
      <draw:page draw:name="page4" draw:style-name="dp1" draw:master-page-name="Default">
        <draw:frame draw:style-name="standard" draw:layer="layout" svg:width="11.296cm" svg:height="12.494cm" svg:x="6.511cm" svg:y="3.2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>
                <text:p><text:span text:style-name="T8">...</text:span></text:p>
              </table:table-cell>
              <table:table-cell>
                <text:p><text:span text:style-name="T8">...</text:span></text:p>
              </table:table-cell>
              <table:table-cell>
                <text:p><text:span text:style-name="T8">...</text:span></text:p>
              </table:table-cell>
            </table:table-row>
            <table:table-row table:style-name="ro2" table:default-cell-style-name="ce3">
              <table:table-cell>
                <text:p><text:span text:style-name="T8">...</text:span></text:p>
              </table:table-cell>
              <table:table-cell>
                <text:p><text:span text:style-name="T8">0x7ffd19298bf8</text:span></text:p>
              </table:table-cell>
              <table:table-cell>
                <text:p><text:span text:style-name="T8">...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c</text:span></text:p>
              </table:table-cell>
              <table:table-cell table:style-name="ce2">
                <text:p text:style-name="P17"><text:span text:style-name="T16">0x7ffd19298bf7</text:span></text:p>
              </table:table-cell>
              <table:table-cell>
                <text:p text:style-name="P17"><text:span text:style-name="T11">BB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c</text:span></text:p>
              </table:table-cell>
              <table:table-cell table:style-name="ce2">
                <text:p text:style-name="P17"><text:span text:style-name="T16">0x7ffd19298bf6</text:span></text:p>
              </table:table-cell>
              <table:table-cell>
                <text:p text:style-name="P17"><text:span text:style-name="T11">00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a</text:span></text:p>
              </table:table-cell>
              <table:table-cell table:style-name="ce2">
                <text:p text:style-name="P17"><text:span text:style-name="T16">0x7ffd19298bf5</text:span></text:p>
              </table:table-cell>
              <table:table-cell>
                <text:p text:style-name="P17"><text:span text:style-name="T11">CC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a</text:span></text:p>
              </table:table-cell>
              <table:table-cell table:style-name="ce2">
                <text:p text:style-name="P17"><text:span text:style-name="T16">0x7ffd19298bf4</text:span></text:p>
              </table:table-cell>
              <table:table-cell>
                <text:p text:style-name="P17"><text:span text:style-name="T11">AA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char b</text:span></text:p>
              </table:table-cell>
              <table:table-cell table:style-name="ce2">
                <text:p text:style-name="P17"><text:span text:style-name="T16">0x7ffd19298bf3</text:span></text:p>
              </table:table-cell>
              <table:table-cell>
                <text:p text:style-name="P17"><text:span text:style-name="T11">CD</text:span></text:p>
              </table:table-cell>
            </table:table-row>
            <table:table-row table:style-name="ro2" table:default-cell-style-name="ce3">
              <table:table-cell>
                <text:p><text:span text:style-name="T8">...</text:span></text:p>
              </table:table-cell>
              <table:table-cell>
                <text:p><text:span text:style-name="T8">0x7ffd19298bf2</text:span></text:p>
              </table:table-cell>
              <table:table-cell>
                <text:p><text:span text:style-name="T8">...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38" draw:text-style-name="P3" draw:layer="layout" svg:width="0.6cm" svg:height="1.33cm" svg:x="5.601cm" svg:y="4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20" draw:layer="layout" svg:width="6.005cm" svg:height="2.718cm" svg:x="18.195cm" svg:y="6.3cm">
          <draw:text-box>
            <text:p text:style-name="P10"><text:span text:style-name="T17">sizeof(a) = 2 bytes</text:span></text:p>
            <text:p text:style-name="P10"><text:span text:style-name="T17">address a = 0x7ffd19298bf4</text:span></text:p>
            <text:p text:style-name="P10"><text:span text:style-name="T17">sizeof(b) = 1 bytes</text:span></text:p>
            <text:p text:style-name="P10"><text:span text:style-name="T17">address b = 0x7ffd19298bf3</text:span></text:p>
            <text:p text:style-name="P10"><text:span text:style-name="T17">sizeof(c) = 2 bytes</text:span></text:p>
            <text:p text:style-name="P10"><text:span text:style-name="T17">address c = 0x7ffd19298bf6</text:span></text:p>
          </draw:text-box>
        </draw:frame>
        <draw:custom-shape draw:style-name="gr40" draw:text-style-name="P3" draw:layer="layout" svg:width="0.6cm" svg:height="0.708cm" svg:x="5.601cm" svg:y="7.6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18" draw:layer="layout" svg:width="1.9cm" svg:height="1.199cm" svg:x="3.8cm" svg:y="4.934cm">
          <draw:text-box>
            <text:p><text:span text:style-name="T1">short</text:span><text:span text:style-name="T1"><text:line-break/></text:span><text:span text:style-name="T1">2 bytes</text:span></text:p>
          </draw:text-box>
        </draw:frame>
        <draw:frame draw:style-name="gr35" draw:text-style-name="P18" draw:layer="layout" svg:width="1.9cm" svg:height="1.199cm" svg:x="3.8cm" svg:y="7.537cm">
          <draw:text-box>
            <text:p><text:span text:style-name="T1">char</text:span></text:p>
            <text:p><text:span text:style-name="T1">1 byte</text:span></text:p>
          </draw:text-box>
        </draw:frame>
        <draw:custom-shape draw:style-name="gr41" draw:text-style-name="P3" draw:layer="layout" svg:width="0.6cm" svg:height="1.331cm" svg:x="5.603cm" svg:y="6.20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18" draw:layer="layout" svg:width="1.9cm" svg:height="1.199cm" svg:x="3.802cm" svg:y="6.44cm">
          <draw:text-box>
            <text:p><text:span text:style-name="T1">short</text:span><text:span text:style-name="T1"><text:line-break/></text:span><text:span text:style-name="T1">2 bytes</text:span></text:p>
          </draw:text-box>
        </draw:frame>
        <draw:frame draw:style-name="gr37" draw:text-style-name="P19" draw:layer="layout" svg:width="6.905cm" svg:height="3.54cm" svg:x="18.095cm" svg:y="3.86cm">
          <draw:text-box>
            <text:p text:style-name="P10"><text:span text:style-name="T13">int</text:span><text:span text:style-name="T14"> </text:span><text:span text:style-name="T15">main</text:span><text:span text:style-name="T14">() {</text:span></text:p>
            <text:p text:style-name="P10"><text:span text:style-name="T13"><text:s text:c="2"/></text:span><text:span text:style-name="T13">unsigned</text:span><text:span text:style-name="T14"> </text:span><text:span text:style-name="T13">short</text:span><text:span text:style-name="T14"> a = 0xCCAA;</text:span></text:p>
            <text:p text:style-name="P10"><text:span text:style-name="T13"><text:s text:c="2"/></text:span><text:span text:style-name="T13">unsigned</text:span><text:span text:style-name="T14"> </text:span><text:span text:style-name="T13">char</text:span><text:span text:style-name="T14"> b = 0xCD;</text:span></text:p>
            <text:p text:style-name="P10"><text:span text:style-name="T13"><text:s text:c="2"/></text:span><text:span text:style-name="T13">unsigned</text:span><text:span text:style-name="T14"> </text:span><text:span text:style-name="T13">short</text:span><text:span text:style-name="T14"> c = 0xBB00;</text:span></text:p>
          </draw:text-box>
        </draw:frame>
      </draw:page>
      <draw:page draw:name="page5" draw:style-name="dp1" draw:master-page-name="Default">
        <draw:frame draw:style-name="standard" draw:layer="layout" svg:width="11.296cm" svg:height="12.731cm" svg:x="6.511cm" svg:y="3.2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>
                <text:p><text:span text:style-name="T8">...</text:span></text:p>
              </table:table-cell>
              <table:table-cell>
                <text:p><text:span text:style-name="T8">...</text:span></text:p>
              </table:table-cell>
              <table:table-cell>
                <text:p><text:span text:style-name="T8">...</text:span></text:p>
              </table:table-cell>
            </table:table-row>
            <table:table-row table:style-name="ro2" table:default-cell-style-name="ce3">
              <table:table-cell>
                <text:p><text:span text:style-name="T8">...</text:span></text:p>
              </table:table-cell>
              <table:table-cell>
                <text:p><text:span text:style-name="T8">0x7ffd19298bf8</text:span></text:p>
              </table:table-cell>
              <table:table-cell>
                <text:p><text:span text:style-name="T8">...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c</text:span></text:p>
              </table:table-cell>
              <table:table-cell table:style-name="ce2">
                <text:p text:style-name="P17"><text:span text:style-name="T16">0x7ffd19298bf7</text:span></text:p>
              </table:table-cell>
              <table:table-cell>
                <text:p text:style-name="P17"><text:span text:style-name="T11">BB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c</text:span></text:p>
              </table:table-cell>
              <table:table-cell table:style-name="ce2">
                <text:p text:style-name="P17"><text:span text:style-name="T16">0x7ffd19298bf6</text:span></text:p>
              </table:table-cell>
              <table:table-cell>
                <text:p text:style-name="P17"><text:span text:style-name="T11">00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a</text:span></text:p>
              </table:table-cell>
              <table:table-cell table:style-name="ce2">
                <text:p text:style-name="P17"><text:span text:style-name="T16">0x7ffd19298bf5</text:span></text:p>
              </table:table-cell>
              <table:table-cell>
                <text:p text:style-name="P17"><text:span text:style-name="T11">CC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a</text:span></text:p>
              </table:table-cell>
              <table:table-cell table:style-name="ce2">
                <text:p text:style-name="P17"><text:span text:style-name="T16">0x7ffd19298bf4</text:span></text:p>
              </table:table-cell>
              <table:table-cell>
                <text:p text:style-name="P17"><text:span text:style-name="T11">AA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char b</text:span></text:p>
              </table:table-cell>
              <table:table-cell table:style-name="ce2">
                <text:p text:style-name="P17"><text:span text:style-name="T16">0x7ffd19298bf3</text:span></text:p>
              </table:table-cell>
              <table:table-cell>
                <text:p text:style-name="P17"><text:span text:style-name="T11">CD</text:span></text:p>
              </table:table-cell>
            </table:table-row>
            <table:table-row table:style-name="ro2" table:default-cell-style-name="ce3">
              <table:table-cell table:style-name="ce5">
                <text:p text:style-name="P21">unsigned * char b_p</text:p>
              </table:table-cell>
              <table:table-cell>
                <text:p><text:span text:style-name="T8">0x7ffd19298bf2</text:span></text:p>
              </table:table-cell>
              <table:table-cell>
                <text:p><text:span text:style-name="T8">00</text:span></text:p>
              </table:table-cell>
            </table:table-row>
            <table:table-row table:style-name="ro3" table:default-cell-style-name="ce3">
              <table:table-cell table:style-name="ce5">
                <text:p text:style-name="P21">unsigned * char b_p</text:p>
              </table:table-cell>
              <table:table-cell>
                <text:p><text:span text:style-name="T8">0x7ffd19298bf1</text:span></text:p>
              </table:table-cell>
              <table:table-cell>
                <text:p text:style-name="P22">00</text:p>
              </table:table-cell>
            </table:table-row>
            <table:table-row table:style-name="ro3" table:default-cell-style-name="ce3">
              <table:table-cell table:style-name="ce5">
                <text:p text:style-name="P21">unsigned * char b_p</text:p>
              </table:table-cell>
              <table:table-cell>
                <text:p><text:span text:style-name="T8">0x7ffd19298bf0</text:span></text:p>
              </table:table-cell>
              <table:table-cell>
                <text:p text:style-name="P22">f3</text:p>
              </table:table-cell>
            </table:table-row>
            <table:table-row table:style-name="ro4" table:default-cell-style-name="ce3">
              <table:table-cell table:style-name="ce5">
                <text:p text:style-name="P21">unsigned * char b_p</text:p>
              </table:table-cell>
              <table:table-cell>
                <text:p><text:span text:style-name="T8">0x7ffd19298bef</text:span></text:p>
              </table:table-cell>
              <table:table-cell>
                <text:p text:style-name="P22">8b</text:p>
              </table:table-cell>
            </table:table-row>
            <table:table-row table:style-name="ro3" table:default-cell-style-name="ce3">
              <table:table-cell table:style-name="ce5">
                <text:p text:style-name="P21">unsigned * char b_p</text:p>
              </table:table-cell>
              <table:table-cell>
                <text:p><text:span text:style-name="T8">0x7ffd19298bee</text:span></text:p>
              </table:table-cell>
              <table:table-cell>
                <text:p text:style-name="P22">29</text:p>
              </table:table-cell>
            </table:table-row>
            <table:table-row table:style-name="ro3" table:default-cell-style-name="ce3">
              <table:table-cell table:style-name="ce5">
                <text:p text:style-name="P21">unsigned * char b_p</text:p>
              </table:table-cell>
              <table:table-cell>
                <text:p><text:span text:style-name="T8">0x7ffd19298bed</text:span></text:p>
              </table:table-cell>
              <table:table-cell>
                <text:p text:style-name="P22">19</text:p>
              </table:table-cell>
            </table:table-row>
            <table:table-row table:style-name="ro3" table:default-cell-style-name="ce3">
              <table:table-cell table:style-name="ce5">
                <text:p text:style-name="P21">unsigned * char b_p</text:p>
              </table:table-cell>
              <table:table-cell>
                <text:p><text:span text:style-name="T8">0x7ffd19298bee</text:span></text:p>
              </table:table-cell>
              <table:table-cell>
                <text:p text:style-name="P22">fd</text:p>
              </table:table-cell>
            </table:table-row>
            <table:table-row table:style-name="ro3" table:default-cell-style-name="ce3">
              <table:table-cell table:style-name="ce5">
                <text:p text:style-name="P21">unsigned * char b_p</text:p>
              </table:table-cell>
              <table:table-cell>
                <text:p><text:span text:style-name="T8">0x7ffd19298bed</text:span></text:p>
              </table:table-cell>
              <table:table-cell>
                <text:p text:style-name="P22">7f</text:p>
              </table:table-cell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38" draw:text-style-name="P3" draw:layer="layout" svg:width="0.6cm" svg:height="1.33cm" svg:x="5.601cm" svg:y="4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3" draw:layer="layout" svg:width="0.6cm" svg:height="0.708cm" svg:x="5.601cm" svg:y="7.6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18" draw:layer="layout" svg:width="1.9cm" svg:height="1.199cm" svg:x="3.8cm" svg:y="4.934cm">
          <draw:text-box>
            <text:p><text:span text:style-name="T1">short</text:span><text:span text:style-name="T1"><text:line-break/></text:span><text:span text:style-name="T1">2 bytes</text:span></text:p>
          </draw:text-box>
        </draw:frame>
        <draw:frame draw:style-name="gr35" draw:text-style-name="P18" draw:layer="layout" svg:width="1.9cm" svg:height="1.199cm" svg:x="3.8cm" svg:y="7.537cm">
          <draw:text-box>
            <text:p><text:span text:style-name="T1">char</text:span></text:p>
            <text:p><text:span text:style-name="T1">1 byte</text:span></text:p>
          </draw:text-box>
        </draw:frame>
        <draw:custom-shape draw:style-name="gr41" draw:text-style-name="P3" draw:layer="layout" svg:width="0.6cm" svg:height="1.331cm" svg:x="5.603cm" svg:y="6.20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18" draw:layer="layout" svg:width="1.9cm" svg:height="1.199cm" svg:x="3.802cm" svg:y="6.44cm">
          <draw:text-box>
            <text:p><text:span text:style-name="T1">short</text:span><text:span text:style-name="T1"><text:line-break/></text:span><text:span text:style-name="T1">2 bytes</text:span></text:p>
          </draw:text-box>
        </draw:frame>
        <draw:custom-shape draw:style-name="gr42" draw:text-style-name="P3" xml:id="id1" draw:id="id1" draw:layer="layout" svg:width="0.4cm" svg:height="5.9cm" svg:x="18.1cm" svg:y="8.4cm">
          <text:p/>
          <draw:enhanced-geometry svg:viewBox="0 0 21600 21600" draw:glue-points="0 0 0 21600 21600 10800" draw:text-areas="0 ?f9 7800 ?f10" draw:type="right-brace" draw:modifiers="1800 10962.88764616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" draw:text-style-name="P3" draw:layer="layout" draw:type="curve" svg:x1="18.5cm" svg:y1="11.35cm" svg:x2="18.203cm" svg:y2="7.867cm" draw:start-shape="id1" draw:start-glue-point="6" svg:d="M18500 11350c753 0 901-3483-297-3483" svg:viewBox="0 0 882 3484">
          <text:p/>
        </draw:connector>
        <draw:custom-shape draw:style-name="gr43" draw:text-style-name="P3" draw:layer="layout" svg:width="11.8cm" svg:height="0.7cm" svg:x="6.4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frame draw:style-name="standard" draw:layer="layout" svg:width="11.296cm" svg:height="12.494cm" svg:x="6.511cm" svg:y="3.2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>
                <text:p><text:span text:style-name="T8">...</text:span></text:p>
              </table:table-cell>
              <table:table-cell>
                <text:p><text:span text:style-name="T8">...</text:span></text:p>
              </table:table-cell>
              <table:table-cell>
                <text:p><text:span text:style-name="T8">...</text:span></text:p>
              </table:table-cell>
            </table:table-row>
            <table:table-row table:style-name="ro2" table:default-cell-style-name="ce3">
              <table:table-cell>
                <text:p><text:span text:style-name="T8">...</text:span></text:p>
              </table:table-cell>
              <table:table-cell>
                <text:p><text:span text:style-name="T8">0x7ffd19298bf8</text:span></text:p>
              </table:table-cell>
              <table:table-cell>
                <text:p><text:span text:style-name="T8">...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c</text:span></text:p>
              </table:table-cell>
              <table:table-cell table:style-name="ce2">
                <text:p text:style-name="P17"><text:span text:style-name="T16">0x7ffd19298bf7</text:span></text:p>
              </table:table-cell>
              <table:table-cell>
                <text:p text:style-name="P17"><text:span text:style-name="T11">FF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c</text:span></text:p>
              </table:table-cell>
              <table:table-cell table:style-name="ce2">
                <text:p text:style-name="P17"><text:span text:style-name="T16">0x7ffd19298bf6</text:span></text:p>
              </table:table-cell>
              <table:table-cell>
                <text:p text:style-name="P17"><text:span text:style-name="T11">EE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a</text:span></text:p>
              </table:table-cell>
              <table:table-cell table:style-name="ce2">
                <text:p text:style-name="P17"><text:span text:style-name="T16">0x7ffd19298bf5</text:span></text:p>
              </table:table-cell>
              <table:table-cell>
                <text:p text:style-name="P17"><text:span text:style-name="T11">BB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short a</text:span></text:p>
              </table:table-cell>
              <table:table-cell table:style-name="ce2">
                <text:p text:style-name="P17"><text:span text:style-name="T16">0x7ffd19298bf4</text:span></text:p>
              </table:table-cell>
              <table:table-cell>
                <text:p text:style-name="P17"><text:span text:style-name="T11">AA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unsigned char b</text:span></text:p>
              </table:table-cell>
              <table:table-cell table:style-name="ce2">
                <text:p text:style-name="P17"><text:span text:style-name="T16">0x7ffd19298bf3</text:span></text:p>
              </table:table-cell>
              <table:table-cell>
                <text:p text:style-name="P17"><text:span text:style-name="T11">CD</text:span></text:p>
              </table:table-cell>
            </table:table-row>
            <table:table-row table:style-name="ro2" table:default-cell-style-name="ce3">
              <table:table-cell>
                <text:p><text:span text:style-name="T8">...</text:span></text:p>
              </table:table-cell>
              <table:table-cell>
                <text:p><text:span text:style-name="T8">0x7ffd19298bf2</text:span></text:p>
              </table:table-cell>
              <table:table-cell>
                <text:p><text:span text:style-name="T8">...</text:span></text:p>
              </table:table-cell>
            </table:table-row>
            <table:table-row table:style-name="ro2" table:default-cell-style-name="ce3">
              <table:table-cell>
                <text:p><text:span text:style-name="T8">...</text:span></text:p>
              </table:table-cell>
              <table:table-cell>
                <text:p><text:span text:style-name="T8">...</text:span></text:p>
              </table:table-cell>
              <table:table-cell>
                <text:p><text:span text:style-name="T8">...</text:span></text:p>
              </table:table-cell>
            </table:table-row>
            <table:table-row table:style-name="ro2" table:default-cell-style-name="ce3">
              <table:table-cell>
                <text:p><text:span text:style-name="T8">...</text:span></text:p>
              </table:table-cell>
              <table:table-cell>
                <text:p><text:span text:style-name="T8">0x601044</text:span></text:p>
              </table:table-cell>
              <table:table-cell>
                <text:p><text:span text:style-name="T8">..</text:span></text:p>
              </table:table-cell>
            </table:table-row>
            <table:table-row table:style-name="ro2" table:default-cell-style-name="ce4">
              <table:table-cell>
                <text:p><text:span text:style-name="T18">unsigned char f</text:span></text:p>
              </table:table-cell>
              <table:table-cell>
                <text:p><text:span text:style-name="T18">0x601045</text:span></text:p>
              </table:table-cell>
              <table:table-cell/>
            </table:table-row>
            <table:table-row table:style-name="ro2" table:default-cell-style-name="ce4">
              <table:table-cell>
                <text:p><text:span text:style-name="T18">unsigned char f</text:span></text:p>
              </table:table-cell>
              <table:table-cell>
                <text:p><text:span text:style-name="T18">0x601044</text:span></text:p>
              </table:table-cell>
              <table:table-cell/>
            </table:table-row>
            <table:table-row table:style-name="ro2" table:default-cell-style-name="ce4">
              <table:table-cell>
                <text:p><text:span text:style-name="T18">unsigned char e</text:span></text:p>
              </table:table-cell>
              <table:table-cell>
                <text:p><text:span text:style-name="T18">0x601043</text:span></text:p>
              </table:table-cell>
              <table:table-cell/>
            </table:table-row>
            <table:table-row table:style-name="ro2" table:default-cell-style-name="ce4">
              <table:table-cell/>
              <table:table-cell>
                <text:p><text:span text:style-name="T18">0x601042</text:span></text:p>
              </table:table-cell>
              <table:table-cell/>
            </table:table-row>
            <table:table-row table:style-name="ro2" table:default-cell-style-name="ce4">
              <table:table-cell>
                <text:p><text:span text:style-name="T18">unsigned short d</text:span></text:p>
              </table:table-cell>
              <table:table-cell>
                <text:p><text:span text:style-name="T18">0x601041</text:span></text:p>
              </table:table-cell>
              <table:table-cell/>
            </table:table-row>
            <table:table-row table:style-name="ro2" table:default-cell-style-name="ce4">
              <table:table-cell>
                <text:p><text:span text:style-name="T19">unsigned short d</text:span></text:p>
              </table:table-cell>
              <table:table-cell>
                <text:p><text:span text:style-name="T18">0x601040</text:span></text:p>
              </table:table-cell>
              <table:table-cell/>
            </table:table-row>
            <table:table-row table:style-name="ro2" table:default-cell-style-name="ce3">
              <table:table-cell>
                <text:p><text:span text:style-name="T8">...</text:span></text:p>
              </table:table-cell>
              <table:table-cell>
                <text:p><text:span text:style-name="T8">...</text:span></text:p>
              </table:table-cell>
              <table:table-cell>
                <text:p><text:span text:style-name="T8">...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8" draw:text-style-name="P3" draw:layer="layout" svg:width="0.6cm" svg:height="1.33cm" svg:x="5.601cm" svg:y="4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4" draw:text-style-name="P20" draw:layer="layout" svg:width="6.005cm" svg:height="5.183cm" svg:x="18.195cm" svg:y="9.1cm">
          <draw:text-box>
            <text:p text:style-name="P10"><text:span text:style-name="T17">sizeof(a) = 2 bytes</text:span></text:p>
            <text:p text:style-name="P10"><text:span text:style-name="T17">address a = 0x7ffd19298bf4</text:span></text:p>
            <text:p text:style-name="P10"><text:span text:style-name="T17">sizeof(b) = 1 bytes</text:span></text:p>
            <text:p text:style-name="P10"><text:span text:style-name="T17">address b = 0x7ffd19298bf3</text:span></text:p>
            <text:p text:style-name="P10"><text:span text:style-name="T17">sizeof(c) = 2 bytes</text:span></text:p>
            <text:p text:style-name="P10"><text:span text:style-name="T17">address c = 0x7ffd19298bf6</text:span></text:p>
            <text:p text:style-name="P10"><text:span text:style-name="T20">sizeof(d) = 2 bytes</text:span></text:p>
            <text:p text:style-name="P10"><text:span text:style-name="T20">address d = 0x601040</text:span></text:p>
            <text:p text:style-name="P10"><text:span text:style-name="T20">sizeof(e) = 1 bytes</text:span></text:p>
            <text:p text:style-name="P10"><text:span text:style-name="T20">address e = 0x601042</text:span></text:p>
            <text:p text:style-name="P10"><text:span text:style-name="T20">sizeof(f) = 2 bytes</text:span></text:p>
            <text:p text:style-name="P10"><text:span text:style-name="T20">address f = 0x601044</text:span></text:p>
          </draw:text-box>
        </draw:frame>
        <draw:custom-shape draw:style-name="gr40" draw:text-style-name="P3" draw:layer="layout" svg:width="0.6cm" svg:height="0.708cm" svg:x="5.601cm" svg:y="7.6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18" draw:layer="layout" svg:width="1.9cm" svg:height="1.199cm" svg:x="3.8cm" svg:y="4.934cm">
          <draw:text-box>
            <text:p><text:span text:style-name="T1">short</text:span><text:span text:style-name="T1"><text:line-break/></text:span><text:span text:style-name="T1">2 bytes</text:span></text:p>
          </draw:text-box>
        </draw:frame>
        <draw:frame draw:style-name="gr35" draw:text-style-name="P18" draw:layer="layout" svg:width="1.9cm" svg:height="1.199cm" svg:x="3.8cm" svg:y="7.537cm">
          <draw:text-box>
            <text:p><text:span text:style-name="T1">char</text:span></text:p>
            <text:p><text:span text:style-name="T1">1 byte</text:span></text:p>
          </draw:text-box>
        </draw:frame>
        <draw:custom-shape draw:style-name="gr41" draw:text-style-name="P3" draw:layer="layout" svg:width="0.6cm" svg:height="1.331cm" svg:x="5.603cm" svg:y="6.20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18" draw:layer="layout" svg:width="1.9cm" svg:height="1.199cm" svg:x="3.802cm" svg:y="6.44cm">
          <draw:text-box>
            <text:p><text:span text:style-name="T1">short</text:span><text:span text:style-name="T1"><text:line-break/></text:span><text:span text:style-name="T1">2 bytes</text:span></text:p>
          </draw:text-box>
        </draw:frame>
        <draw:frame draw:style-name="gr37" draw:text-style-name="P19" draw:layer="layout" svg:width="6.905cm" svg:height="3.54cm" svg:x="18.095cm" svg:y="3.86cm">
          <draw:text-box>
            <text:p text:style-name="P10"><text:span text:style-name="T13">unsigned</text:span><text:span text:style-name="T14"> </text:span><text:span text:style-name="T13">short</text:span><text:span text:style-name="T14"> d = 0xCCAA;</text:span></text:p>
            <text:p text:style-name="P10"><text:span text:style-name="T13">unsigned</text:span><text:span text:style-name="T14"> </text:span><text:span text:style-name="T13">char</text:span><text:span text:style-name="T14"> e = 0xAB;</text:span></text:p>
            <text:p text:style-name="P10"><text:span text:style-name="T13">unsigned</text:span><text:span text:style-name="T14"> </text:span><text:span text:style-name="T13">short</text:span><text:span text:style-name="T14"> f = 0xBB00;</text:span></text:p>
            <text:p text:style-name="P10"><text:span text:style-name="T21"/></text:p>
            <text:p text:style-name="P10"><text:span text:style-name="T13">int</text:span><text:span text:style-name="T14"> </text:span><text:span text:style-name="T15">main</text:span><text:span text:style-name="T14">() {</text:span></text:p>
            <text:p text:style-name="P10"><text:span text:style-name="T13"><text:s text:c="2"/></text:span><text:span text:style-name="T13">unsigned</text:span><text:span text:style-name="T14"> </text:span><text:span text:style-name="T13">short</text:span><text:span text:style-name="T14"> a = 0xCCAA;</text:span></text:p>
            <text:p text:style-name="P10"><text:span text:style-name="T13"><text:s text:c="2"/></text:span><text:span text:style-name="T13">unsigned</text:span><text:span text:style-name="T14"> </text:span><text:span text:style-name="T13">char</text:span><text:span text:style-name="T14"> b = 0xAB;</text:span></text:p>
            <text:p text:style-name="P10"><text:span text:style-name="T13"><text:s text:c="2"/></text:span><text:span text:style-name="T13">unsigned</text:span><text:span text:style-name="T14"> </text:span><text:span text:style-name="T13">short</text:span><text:span text:style-name="T14"> c = 0xBB00;</text:span></text:p>
          </draw:text-box>
        </draw:frame>
        <draw:custom-shape draw:style-name="gr45" draw:text-style-name="P3" draw:layer="layout" svg:width="0.6cm" svg:height="0.598cm" svg:x="5.603cm" svg:y="11.9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18" draw:layer="layout" svg:width="1.9cm" svg:height="1.199cm" svg:x="3.802cm" svg:y="11.724cm">
          <draw:text-box>
            <text:p><text:span text:style-name="T1">char</text:span></text:p>
            <text:p><text:span text:style-name="T1">1 byte</text:span></text:p>
          </draw:text-box>
        </draw:frame>
        <draw:custom-shape draw:style-name="gr46" draw:text-style-name="P3" draw:layer="layout" svg:width="0.6cm" svg:height="1.123cm" svg:x="5.603cm" svg:y="10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18" draw:layer="layout" svg:width="1.9cm" svg:height="1.199cm" svg:x="3.802cm" svg:y="10.897cm">
          <draw:text-box>
            <text:p><text:span text:style-name="T1">short</text:span><text:span text:style-name="T1"><text:line-break/></text:span><text:span text:style-name="T1">2 bytes</text:span></text:p>
          </draw:text-box>
        </draw:frame>
        <draw:custom-shape draw:style-name="gr47" draw:text-style-name="P3" draw:layer="layout" svg:width="0.6cm" svg:height="1cm" svg:x="5.605cm" svg:y="13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18" draw:layer="layout" svg:width="1.9cm" svg:height="1.199cm" svg:x="3.804cm" svg:y="13.664cm">
          <draw:text-box>
            <text:p><text:span text:style-name="T1">short</text:span><text:span text:style-name="T1"><text:line-break/></text:span><text:span text:style-name="T1">2 bytes</text:span></text:p>
          </draw:text-box>
        </draw:frame>
        <draw:custom-shape draw:style-name="gr48" draw:text-style-name="P3" draw:layer="layout" svg:width="5.8cm" svg:height="1.6cm" svg:x="18.2cm" svg:y="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" draw:layer="layout" svg:width="5.701cm" svg:height="1.299cm" svg:x="18.7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50" draw:text-style-name="P23" draw:layer="layout" svg:width="3.2cm" svg:height="2cm" svg:x="6.3cm" svg:y="12.4cm">
          <text:p text:style-name="P1"><text:span text:style-name="T22">tex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cm" svg:y1="16.8cm" svg:x2="5.8cm" svg:y2="16.8cm">
          <text:p/>
        </draw:line>
        <draw:line draw:style-name="gr2" draw:text-style-name="P3" draw:layer="layout" svg:x1="3.8cm" svg:y1="6.5cm" svg:x2="5.8cm" svg:y2="6.5cm">
          <text:p/>
        </draw:line>
        <draw:frame draw:style-name="gr3" draw:text-style-name="P24" draw:layer="layout" svg:width="4.3cm" svg:height="3.095cm" svg:x="1.6cm" svg:y="5.5cm">
          <draw:text-box>
            <text:p><text:span text:style-name="T22">High address</text:span></text:p>
          </draw:text-box>
        </draw:frame>
        <draw:frame draw:style-name="gr3" draw:text-style-name="P24" draw:layer="layout" svg:width="4.6cm" svg:height="3.095cm" svg:x="1.6cm" svg:y="16.901cm">
          <draw:text-box>
            <text:p><text:span text:style-name="T22">Low address</text:span></text:p>
          </draw:text-box>
        </draw:frame>
        <draw:custom-shape draw:style-name="gr51" draw:text-style-name="P3" draw:layer="layout" svg:width="5.1cm" svg:height="12.8cm" svg:x="5.9cm" svg:y="4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2" draw:text-style-name="P16" draw:layer="layout" svg:width="4.1cm" svg:height="1.7cm" svg:x="6.7cm" svg:y="4.8cm">
          <draw:text-box>
            <text:p><text:span text:style-name="T10"><text:s text:c="3"/></text:span><text:span text:style-name="T10">PROGRAM MEMORY</text:span></text:p>
          </draw:text-box>
        </draw:frame>
        <draw:custom-shape draw:style-name="gr24" draw:text-style-name="P23" draw:layer="layout" svg:width="3.2cm" svg:height="2.8cm" svg:x="13.501cm" svg:y="10.101cm">
          <text:p text:style-name="P1"><text:span text:style-name="T22">HEAP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2cm" svg:height="1cm" svg:x="13.501cm" svg:y="6.4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3.2cm" svg:height="2.8cm" svg:x="13.501cm" svg:y="7.401cm">
          <text:p text:style-name="P1"><text:span text:style-name="T22">STACK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2cm" svg:height="1cm" svg:x="13.501cm" svg:y="12.901cm">
          <text:p text:style-name="P1"><text:span text:style-name="T22">bss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2cm" svg:height="1cm" svg:x="13.501cm" svg:y="13.901cm">
          <text:p text:style-name="P1"><text:span text:style-name="T22">data</text:span></text:p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5.1cm" svg:height="12.799cm" svg:x="13.201cm" svg:y="4.8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2" draw:text-style-name="P16" draw:layer="layout" svg:width="4.1cm" svg:height="1.7cm" svg:x="14.001cm" svg:y="4.801cm">
          <draw:text-box>
            <text:p><text:span text:style-name="T10"><text:s text:c="5"/></text:span><text:span text:style-name="T10">DATA MEMORY</text:span></text:p>
          </draw:text-box>
        </draw:frame>
        <draw:line draw:style-name="gr53" draw:text-style-name="P3" draw:layer="layout" svg:x1="13.2cm" svg:y1="15.1cm" svg:x2="17cm" svg:y2="15.1cm">
          <text:p/>
        </draw:line>
        <draw:line draw:style-name="gr53" draw:text-style-name="P3" draw:layer="layout" svg:x1="17cm" svg:y1="15.1cm" svg:x2="18.3cm" svg:y2="13.9cm">
          <text:p/>
        </draw:line>
        <draw:custom-shape draw:style-name="gr54" draw:text-style-name="P3" draw:layer="layout" svg:width="5.1cm" svg:height="12.698cm" svg:x="21.002cm" svg:y="4.8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2" draw:text-style-name="P16" draw:layer="layout" svg:width="4.1cm" svg:height="1.7cm" svg:x="21.801cm" svg:y="5.001cm">
          <draw:text-box>
            <text:p><text:span text:style-name="T10"><text:s text:c="4"/></text:span><text:span text:style-name="T10">EEPROM</text:span></text:p>
          </draw:text-box>
        </draw:frame>
        <draw:frame draw:style-name="gr55" draw:text-style-name="P16" draw:layer="layout" svg:width="1cm" svg:height="3.026cm" svg:x="9.9cm" svg:y="6.6cm">
          <draw:text-box>
            <text:p><text:span text:style-name="T10">F</text:span></text:p>
            <text:p><text:span text:style-name="T10">L</text:span></text:p>
            <text:p><text:span text:style-name="T10">A</text:span></text:p>
            <text:p><text:span text:style-name="T10">S</text:span></text:p>
            <text:p><text:span text:style-name="T10">H</text:span></text:p>
          </draw:text-box>
        </draw:frame>
        <draw:frame draw:style-name="gr55" draw:text-style-name="P16" draw:layer="layout" svg:width="1cm" svg:height="3.026cm" svg:x="17.3cm" svg:y="6.7cm">
          <draw:text-box>
            <text:p><text:span text:style-name="T10">R</text:span></text:p>
            <text:p><text:span text:style-name="T10">A</text:span></text:p>
            <text:p><text:span text:style-name="T10">M</text:span></text:p>
          </draw:text-box>
        </draw:frame>
        <draw:frame draw:style-name="gr56" draw:text-style-name="P16" draw:layer="layout" svg:width="4.1cm" svg:height="1cm" svg:x="13.2cm" svg:y="15.4cm">
          <draw:text-box>
            <text:p><text:span text:style-name="T10"><text:s text:c="3"/></text:span><text:span text:style-name="T10">IO-mapping</text:span></text:p>
          </draw:text-box>
        </draw:frame>
        <draw:line draw:style-name="gr53" draw:text-style-name="P3" draw:layer="layout" svg:x1="13.2cm" svg:y1="16.4cm" svg:x2="17cm" svg:y2="16.4cm">
          <text:p/>
        </draw:line>
        <draw:line draw:style-name="gr53" draw:text-style-name="P3" draw:layer="layout" svg:x1="17cm" svg:y1="16.4cm" svg:x2="18.3cm" svg:y2="15.2cm">
          <text:p/>
        </draw:line>
        <draw:frame draw:style-name="gr56" draw:text-style-name="P16" draw:layer="layout" svg:width="4.1cm" svg:height="1cm" svg:x="13.2cm" svg:y="16.6cm">
          <draw:text-box>
            <text:p><text:span text:style-name="T10"><text:s text:c="3"/></text:span><text:span text:style-name="T10">Registers</text:span></text:p>
          </draw:text-box>
        </draw:frame>
        <draw:frame draw:style-name="gr57" draw:text-style-name="P24" draw:layer="layout" svg:width="13.9cm" svg:height="1.899cm" svg:x="7.9cm" svg:y="2.401cm">
          <draw:text-box>
            <text:p><text:span text:style-name="T22">HARVARD ARCHITECTURE</text:span><text:span text:style-name="T22"><text:line-break/></text:span><text:span text:style-name="T22"> <text:s text:c="3"/>=&gt; SEPARATE BUS FOR DATA AND CODE</text:span></text:p>
          </draw:text-box>
        </draw:frame>
      </draw:page>
      <draw:page draw:name="page8" draw:style-name="dp1" draw:master-page-name="Default">
        <draw:custom-shape draw:style-name="gr58" draw:text-style-name="P23" draw:layer="layout" svg:width="6.1cm" svg:height="1cm" svg:x="10.9cm" svg:y="3.5cm">
          <text:p text:style-name="P1"><text:span text:style-name="T22">source-code (.c)</text:span></text:p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6cm" svg:height="1cm" svg:x="10.9cm" svg:y="6cm">
          <text:p text:style-name="P1"><text:span text:style-name="T22">preprocessed (.i)</text:span></text:p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6cm" svg:height="1cm" svg:x="10.9cm" svg:y="8.6cm">
          <text:p text:style-name="P1"><text:span text:style-name="T22">assembly-code (.s)</text:span></text:p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6cm" svg:height="1cm" svg:x="10.9cm" svg:y="11.3cm">
          <text:p text:style-name="P1"><text:span text:style-name="T22">object-code (.o)</text:span></text:p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6cm" svg:height="1cm" svg:x="10.9cm" svg:y="14cm">
          <text:p text:style-name="P1"><text:span text:style-name="T22">executable ()</text:span></text:p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5.7cm" svg:height="0.9cm" svg:x="11.1cm" svg:y="4.8cm">
          <text:p text:style-name="P1"><text:span text:style-name="T22">preprocessing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25" draw:layer="layout" svg:width="5.7cm" svg:height="0.9cm" svg:x="11.101cm" svg:y="7.401cm">
          <text:p text:style-name="P1"><text:span text:style-name="T22">compilatio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25" draw:layer="layout" svg:width="5.7cm" svg:height="0.9cm" svg:x="11.102cm" svg:y="10.002cm">
          <text:p text:style-name="P1"><text:span text:style-name="T22">assembly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25" draw:layer="layout" svg:width="5.7cm" svg:height="0.9cm" svg:x="11.103cm" svg:y="12.803cm">
          <text:p text:style-name="P1"><text:span text:style-name="T22">linking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20:09:51.631528056</meta:creation-date>
    <dc:date>2018-02-28T22:59:42.448923182</dc:date>
    <meta:editing-duration>P4DT4H13M32S</meta:editing-duration>
    <meta:editing-cycles>17</meta:editing-cycles>
    <meta:generator>LibreOffice/5.1.6.2$Linux_X86_64 LibreOffice_project/10m0$Build-2</meta:generator>
    <meta:document-statistic meta:object-count="156"/>
  </office:meta>
</office:document-meta>
</file>